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4.1201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0rd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 C13, C14, C15, C16, C17, C18, C19, C2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 uf ,X7R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1</text:p>
          </table:table-cell>
          <table:table-cell office:value-type="string">
            <text:p>CAPACITOR, American symbol</text:p>
          </table:table-cell>
          <table:table-cell office:value-type="string">
            <text:p>490-14381-1-N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, R26, R27,R23</text:p>
          </table:table-cell>
          <table:table-cell office:value-type="string">
            <text:p>RESISTOR, American symbol</text:p>
          </table:table-cell>
          <table:table-cell office:value-type="string">
            <text:p>2019-RK73H2ATTD1203F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o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NCP1206FTD1R00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uf, X7R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4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9</text:p>
          </table:table-cell>
          <table:table-cell office:value-type="string">
            <text:p>RESISTOR, American symbol</text:p>
          </table:table-cell>
          <table:table-cell office:value-type="string">
            <text:p>RK73H2ATTD3903FCT-ND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28</text:p>
          </table:table-cell>
          <table:table-cell office:value-type="string">
            <text:p>RESISTOR, American symbol</text:p>
          </table:table-cell>
          <table:table-cell office:value-type="string">
            <text:p>311-4.7KARCT-N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7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, R14, R16, R25</text:p>
          </table:table-cell>
          <table:table-cell office:value-type="string">
            <text:p>RESISTOR, American symbol</text:p>
          </table:table-cell>
          <table:table-cell office:value-type="string">
            <text:p>2019-RK73H2ATTD4703F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4</text:p>
          </table:table-cell>
          <table:table-cell office:value-type="string">
            <text:p>RESISTOR, American symbol</text:p>
          </table:table-cell>
          <table:table-cell office:value-type="string">
            <text:p>2019-RK73H2ATTD5601F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5</text:p>
          </table:table-cell>
          <table:table-cell office:value-type="string">
            <text:p>RESISTOR, American symbol</text:p>
          </table:table-cell>
          <table:table-cell office:value-type="string">
            <text:p>2019-RK73H2ATTD5603F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.5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2</text:p>
          </table:table-cell>
          <table:table-cell office:value-type="string">
            <text:p>RESISTOR, American symbol</text:p>
          </table:table-cell>
          <table:table-cell office:value-type="string">
            <text:p>541-7.50MCCT-N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74LVC1G74DCT</text:p>
          </table:table-cell>
          <table:table-cell office:value-type="string">
            <text:p>DCT_R-PDSO-G8</text:p>
          </table:table-cell>
          <table:table-cell office:value-type="string">
            <text:p>IC7</text:p>
          </table:table-cell>
          <table:table-cell office:value-type="string">
            <text:p>D type flipflo with async Set and Clear</text:p>
          </table:table-cell>
          <table:table-cell office:value-type="string">
            <text:p>SN74LVC1G74DCT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5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1</text:p>
          </table:table-cell>
          <table:table-cell office:value-type="string">
            <text:p>RESISTOR, American symbol</text:p>
          </table:table-cell>
          <table:table-cell office:value-type="string">
            <text:p>2019-RK73H2ATTD7503FCT-N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AA-BATT</text:p>
          </table:table-cell>
          <table:table-cell office:value-type="string">
            <text:p>B1, B2, B3</text:p>
          </table:table-cell>
          <table:table-cell office:value-type="string">
            <text:p>NiCD or NIMH battery AA formfactor with ziptie strapping option</text:p>
          </table:table-cell>
          <table:table-cell office:value-type="string">
            <text:p>SY115T-ND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BAS40</text:p>
          </table:table-cell>
          <table:table-cell office:value-type="string">
            <text:p>SOT23</text:p>
          </table:table-cell>
          <table:table-cell office:value-type="string">
            <text:p>D4, D5</text:p>
          </table:table-cell>
          <table:table-cell office:value-type="string">
            <text:p>Silicon Schottky Diodes</text:p>
          </table:table-cell>
          <table:table-cell office:value-type="string">
            <text:p>BAS40-04FDICT-ND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D74HC4060</text:p>
          </table:table-cell>
          <table:table-cell office:value-type="string">
            <text:p>4060D</text:p>
          </table:table-cell>
          <table:table-cell office:value-type="string">
            <text:p>SO16</text:p>
          </table:table-cell>
          <table:table-cell office:value-type="string">
            <text:p>IC6</text:p>
          </table:table-cell>
          <table:table-cell office:value-type="string">
            <text:p>14-stage binary/ripple COUNTER</text:p>
          </table:table-cell>
          <table:table-cell office:value-type="string">
            <text:p>296-25999-1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CM7555SO08</text:p>
          </table:table-cell>
          <table:table-cell office:value-type="string">
            <text:p>SO08</text:p>
          </table:table-cell>
          <table:table-cell office:value-type="string">
            <text:p>IC8</text:p>
          </table:table-cell>
          <table:table-cell office:value-type="string">
            <text:p>TIMER</text:p>
          </table:table-cell>
          <table:table-cell office:value-type="string">
            <text:p>ICM7555CBAZ-T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4040D2.5Volt</text:p>
          </table:table-cell>
          <table:table-cell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D14</text:p>
          </table:table-cell>
          <table:table-cell office:value-type="string">
            <text:p>Band Gap voltage reference 2.5V</text:p>
          </table:table-cell>
          <table:table-cell office:value-type="string">
            <text:p>LM4040D25FCT-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lex cable crimp sockets </text:p>
          </table:table-cell>
          <table:table-cell office:value-type="string">
            <text:p><text:s/>for external components </text:p>
          </table:table-cell>
          <table:table-cell table:number-columns-repeated="2"/>
          <table:table-cell office:value-type="string">
            <text:p>22-24 awg</text:p>
          </table:table-cell>
          <table:table-cell office:value-type="string">
            <text:p>001602008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ble Housing 2Pin</text:p>
          </table:table-cell>
          <table:table-cell table:number-columns-repeated="3"/>
          <table:table-cell office:value-type="string">
            <text:p>Molex connector cable housing 2 Pin </text:p>
          </table:table-cell>
          <table:table-cell office:value-type="string">
            <text:p>05057940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OLEX2PINHDR</text:p>
          </table:table-cell>
          <table:table-cell office:value-type="string">
            <text:p>MOLEX2PIN</text:p>
          </table:table-cell>
          <table:table-cell office:value-type="string">
            <text:p>SOL1, SOL2, SOL3, SOL4, SOL5, SOL6</text:p>
          </table:table-cell>
          <table:table-cell office:value-type="string">
            <text:p>molex 2 pin header with schroud and lock , pn 070543001</text:p>
          </table:table-cell>
          <table:table-cell office:value-type="float" office:value="705430001">
            <text:p>70543000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le Housing 3Pin</text:p>
          </table:table-cell>
          <table:table-cell table:number-columns-repeated="3"/>
          <table:table-cell office:value-type="string">
            <text:p>Molex connector cable housing 3 Pin </text:p>
          </table:table-cell>
          <table:table-cell office:value-type="string">
            <text:p>05057940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OLEX3PINHDR</text:p>
          </table:table-cell>
          <table:table-cell office:value-type="string">
            <text:p>MOLEX3PIN</text:p>
          </table:table-cell>
          <table:table-cell office:value-type="string">
            <text:p>SW1, SW2</text:p>
          </table:table-cell>
          <table:table-cell office:value-type="string">
            <text:p>Molex 3 pin header with shroud and lock PN:0705430002</text:p>
          </table:table-cell>
          <table:table-cell office:value-type="float" office:value="705430002">
            <text:p>705430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URA220T3G</text:p>
          </table:table-cell>
          <table:table-cell office:value-type="string">
            <text:p>SMA</text:p>
          </table:table-cell>
          <table:table-cell office:value-type="string">
            <text:p>D7, D8, D9, D10, D11, D12</text:p>
          </table:table-cell>
          <table:table-cell office:value-type="string">
            <text:p>Surface Mount Schottky Power Rectifier</text:p>
          </table:table-cell>
          <table:table-cell office:value-type="string">
            <text:p>MURA220T3GOSCT-N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ick Start</text:p>
          </table:table-cell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QUICK</text:p>
          </table:table-cell>
          <table:table-cell office:value-type="string">
            <text:p>PIN HEADER</text:p>
          </table:table-cell>
          <table:table-cell office:value-type="string">
            <text:p>Stoc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SM3J338RSOT-23F_TOS-M</text:p>
          </table:table-cell>
          <table:table-cell office:value-type="string">
            <text:p>SOT-23F_TOS-M</text:p>
          </table:table-cell>
          <table:table-cell office:value-type="string">
            <text:p>P2</text:p>
          </table:table-cell>
          <table:table-cell/>
          <table:table-cell office:value-type="string">
            <text:p>SSM3J338RLFECT-N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SM3K345SOT23F-M</text:p>
          </table:table-cell>
          <table:table-cell office:value-type="string">
            <text:p>SOT-23F_TOS-M</text:p>
          </table:table-cell>
          <table:table-cell office:value-type="string">
            <text:p>N1, N4</text:p>
          </table:table-cell>
          <table:table-cell/>
          <table:table-cell office:value-type="string">
            <text:p>SSM3K345RLFCT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LV2211</text:p>
          </table:table-cell>
          <table:table-cell office:value-type="string">
            <text:p>TLVB2211</text:p>
          </table:table-cell>
          <table:table-cell office:value-type="string">
            <text:p>SOT23-5</text:p>
          </table:table-cell>
          <table:table-cell office:value-type="string">
            <text:p>IC2</text:p>
          </table:table-cell>
          <table:table-cell office:value-type="string">
            <text:p>TI Rail to Rail LINCMOS op-amp</text:p>
          </table:table-cell>
          <table:table-cell office:value-type="string">
            <text:p>296-10500-1-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IC1</text:p>
          </table:table-cell>
          <table:table-cell/>
          <table:table-cell office:value-type="string">
            <text:p>TMP36GT9Z-ND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10/13/2020</text:date>, <text:time>17:1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17:19:55.22</dc:date>
    <dc:creator>Gary Stofer</dc:creator>
    <meta:generator>OpenOffice/4.1.7$Win32 OpenOffice.org_project/417m1$Build-9800</meta:generator>
    <meta:editing-duration>PT3H31M6S</meta:editing-duration>
    <meta:editing-cycles>8</meta:editing-cycles>
    <meta:document-statistic meta:table-count="1" meta:cell-count="214" meta:object-count="0"/>
  </office:meta>
</office:document-meta>
</file>